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000000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19d97d"/>
    </style:style>
    <style:style style:name="P2" style:family="paragraph" style:parent-style-name="Text_20_body">
      <style:text-properties officeooo:rsid="001bc9cd" officeooo:paragraph-rsid="001bc9cd"/>
    </style:style>
    <style:style style:name="P3" style:family="paragraph" style:parent-style-name="Text_20_body">
      <style:text-properties officeooo:rsid="001be9a7" officeooo:paragraph-rsid="001be9a7"/>
    </style:style>
    <style:style style:name="P4" style:family="paragraph" style:parent-style-name="Text_20_body" style:list-style-name="L3">
      <style:text-properties officeooo:rsid="001be9a7" officeooo:paragraph-rsid="001be9a7"/>
    </style:style>
    <style:style style:name="P5" style:family="paragraph" style:parent-style-name="Heading_20_2">
      <style:text-properties officeooo:rsid="0018404e" officeooo:paragraph-rsid="0018404e"/>
    </style:style>
    <style:style style:name="P6" style:family="paragraph" style:parent-style-name="Heading_20_2">
      <style:text-properties officeooo:paragraph-rsid="0019d97d"/>
    </style:style>
    <style:style style:name="P7" style:family="paragraph" style:parent-style-name="Table_20_Contents">
      <style:text-properties officeooo:rsid="0018404e" officeooo:paragraph-rsid="0018404e"/>
    </style:style>
    <style:style style:name="P8" style:family="paragraph" style:parent-style-name="Table_20_Contents">
      <style:text-properties officeooo:rsid="00187253" officeooo:paragraph-rsid="00187253"/>
    </style:style>
    <style:style style:name="P9" style:family="paragraph" style:parent-style-name="Table_20_Contents">
      <style:text-properties officeooo:rsid="001a680c" officeooo:paragraph-rsid="001a680c"/>
    </style:style>
    <style:style style:name="P10" style:family="paragraph" style:parent-style-name="Table_20_Contents" style:list-style-name="L1">
      <style:text-properties officeooo:rsid="001a680c" officeooo:paragraph-rsid="001a680c"/>
    </style:style>
    <style:style style:name="P11" style:family="paragraph" style:parent-style-name="Table_20_Contents" style:list-style-name="L2">
      <style:text-properties officeooo:rsid="001ab24e" officeooo:paragraph-rsid="001ab24e"/>
    </style:style>
    <style:style style:name="P12" style:family="paragraph" style:parent-style-name="Table_20_Contents">
      <style:text-properties officeooo:rsid="001ab24e" officeooo:paragraph-rsid="001ab24e"/>
    </style:style>
    <style:style style:name="P13" style:family="paragraph" style:parent-style-name="Table_20_Contents">
      <style:text-properties officeooo:rsid="001aec78" officeooo:paragraph-rsid="001aec78"/>
    </style:style>
    <style:style style:name="P14" style:family="paragraph" style:parent-style-name="Table_20_Contents">
      <style:text-properties fo:font-weight="bold" officeooo:rsid="0018404e" officeooo:paragraph-rsid="0018404e" style:font-weight-asian="bold" style:font-weight-complex="bold"/>
    </style:style>
    <style:style style:name="T1" style:family="text">
      <style:text-properties officeooo:rsid="0019d97d"/>
    </style:style>
    <style:style style:name="T2" style:family="text">
      <style:text-properties officeooo:rsid="001c002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2"><text:span text:style-name="T1">Descripción general</text:span></text:h>
      <text:p text:style-name="P1"/>
      <text:h text:style-name="P5" text:outline-level="2">La idea</text:h>
      <text:p text:style-name="P2">Un sitio web, funcionando como bolsa de trabajo, donde enlazar a los desarroyadores adecuados según su experiencia y conocimientos con los proyectos que más se les ajusten.</text:p>
      <text:p text:style-name="P2">Las características generales se resumen en la siguiente tabla: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4">Características</text:p>
          </table:table-cell>
          <table:table-cell table:style-name="Table1.B1" office:value-type="string">
            <text:p text:style-name="P14">Descripción</text:p>
          </table:table-cell>
        </table:table-row>
        <table:table-row>
          <table:table-cell table:style-name="Table1.A10" office:value-type="string">
            <text:p text:style-name="P7">Actividad</text:p>
          </table:table-cell>
          <table:table-cell table:style-name="Table1.B10" office:value-type="string">
            <text:p text:style-name="P9">Cantera de desarroyadores.</text:p>
          </table:table-cell>
        </table:table-row>
        <table:table-row>
          <table:table-cell table:style-name="Table1.A10" office:value-type="string">
            <text:p text:style-name="P7">Clasificación de la actividad</text:p>
          </table:table-cell>
          <table:table-cell table:style-name="Table1.B10" office:value-type="string">
            <text:p text:style-name="P9">Bolsa de trabajo para desarroyadores.</text:p>
          </table:table-cell>
        </table:table-row>
        <table:table-row>
          <table:table-cell table:style-name="Table1.A10" office:value-type="string">
            <text:p text:style-name="P7">Forma jurídica</text:p>
          </table:table-cell>
          <table:table-cell table:style-name="Table1.B10" office:value-type="string">
            <text:p text:style-name="P8">Sociedad Limitada Nueva Empresa.</text:p>
          </table:table-cell>
        </table:table-row>
        <table:table-row>
          <table:table-cell table:style-name="Table1.A10" office:value-type="string">
            <text:p text:style-name="P7">Localización</text:p>
          </table:table-cell>
          <table:table-cell table:style-name="Table1.B10" office:value-type="string">
            <text:p text:style-name="P13"><text:a xlink:type="simple" xlink:href="http://Www.picigaal.com/" text:style-name="Internet_20_link" text:visited-style-name="Visited_20_Internet_20_Link"><text:span text:style-name="T2">w</text:span></text:a><text:a xlink:type="simple" xlink:href="http://Www.picigaal.com/" text:style-name="Internet_20_link" text:visited-style-name="Visited_20_Internet_20_Link">ww.picigaal.com</text:a></text:p>
          </table:table-cell>
        </table:table-row>
        <table:table-row>
          <table:table-cell table:style-name="Table1.A10" office:value-type="string">
            <text:p text:style-name="P7">Instalaciones</text:p>
          </table:table-cell>
          <table:table-cell table:style-name="Table1.B10" office:value-type="string">
            <text:p text:style-name="P13">En la red.</text:p>
          </table:table-cell>
        </table:table-row>
        <table:table-row>
          <table:table-cell table:style-name="Table1.A10" office:value-type="string">
            <text:p text:style-name="P7">Equipos y maquinarias</text:p>
          </table:table-cell>
          <table:table-cell table:style-name="Table1.B10" office:value-type="string">
            <text:p text:style-name="P9">Equipos informáticos y servidores.</text:p>
          </table:table-cell>
        </table:table-row>
        <table:table-row>
          <table:table-cell table:style-name="Table1.A10" office:value-type="string">
            <text:p text:style-name="P7">Personal y organización</text:p>
          </table:table-cell>
          <table:table-cell table:style-name="Table1.B10" office:value-type="string">
            <text:p text:style-name="P9">Cuatro promotores.</text:p>
          </table:table-cell>
        </table:table-row>
        <table:table-row>
          <table:table-cell table:style-name="Table1.A10" office:value-type="string">
            <text:p text:style-name="P7">Cartera de servicios</text:p>
          </table:table-cell>
          <table:table-cell table:style-name="Table1.B10" office:value-type="string">
            <text:list xml:id="list1365702194919112321" text:style-name="L1">
              <text:list-item>
                <text:p text:style-name="P10">Asesoramiento de proyectos a empresas.</text:p>
              </text:list-item>
              <text:list-item>
                <text:p text:style-name="P10">Asignación de desarroyadores a proyectos.</text:p>
              </text:list-item>
            </text:list>
          </table:table-cell>
        </table:table-row>
        <table:table-row>
          <table:table-cell table:style-name="Table1.A10" office:value-type="string">
            <text:p text:style-name="P7">Clientes</text:p>
          </table:table-cell>
          <table:table-cell table:style-name="Table1.B10" office:value-type="string">
            <text:list xml:id="list2898586969498042007" text:style-name="L2">
              <text:list-item>
                <text:p text:style-name="P11">Empresas y particulares que requieran de servicios de desarroyo.</text:p>
              </text:list-item>
              <text:list-item>
                <text:p text:style-name="P11">Desarroyadores que busquen proyectos en los que trabajar.</text:p>
              </text:list-item>
            </text:list>
          </table:table-cell>
        </table:table-row>
        <table:table-row>
          <table:table-cell table:style-name="Table1.A11" office:value-type="string">
            <text:p text:style-name="P8">Herramientas de promoción</text:p>
          </table:table-cell>
          <table:table-cell table:style-name="Table1.B11" office:value-type="string">
            <text:p text:style-name="P12">Página web, redes socuales, anuncios en prensa e Internet, visitas comerciales y contactos personales.</text:p>
          </table:table-cell>
        </table:table-row>
      </table:table>
      <text:p text:style-name="P3"/>
      <text:p text:style-name="P3">Picigaal (Nombre provisional) nace con la misión de facilitar a los desarroyadores de software proyectos en los que trabajar, así como para facilitar a las empresas desarroyadores para trabajar en sus proyectos, mediante una plataforma web que permita según las habilidades de cada uno, enlazarlo con el proyecto adecuado.</text:p>
      <text:p text:style-name="P3">Los objetivos generales del proyecto son:</text:p>
      <text:list xml:id="list6514321124249312511" text:style-name="L3">
        <text:list-item>
          <text:p text:style-name="P4">Proveer de una bolsa de trabajo a desarroyadores.</text:p>
        </text:list-item>
        <text:list-item>
          <text:p text:style-name="P4">Proveer de desarroyadores a empresas y particulares que los requieran.</text:p>
        </text:list-item>
        <text:list-item>
          <text:p text:style-name="P4">Ser referente como plataforma de trabajo para desarroyador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6T16:24:42.263474341</meta:creation-date>
    <dc:date>2015-10-16T16:46:42.238516908</dc:date>
    <meta:editing-duration>PT21M57S</meta:editing-duration>
    <meta:editing-cycles>10</meta:editing-cycles>
    <meta:generator>LibreOffice/5.0.2.2$Linux_X86_64 LibreOffice_project/00m0$Build-2</meta:generator>
    <meta:document-statistic meta:table-count="1" meta:image-count="0" meta:object-count="0" meta:page-count="1" meta:paragraph-count="33" meta:word-count="217" meta:character-count="1491" meta:non-whitespace-character-count="1316"/>
  </office:meta>
</office:document-meta>
</file>